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467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935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402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.87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337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2.805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272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3.739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207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WL vs OWL2</text:p>
      <text:p text:style-name="P1"/>
      <text:p text:style-name="P2"><text:span text:style-name="T1">DisjointClasses</text:span> – více tříd může být vzájemně Disjoint (OWL 1 umí jen 2 vzájemně)</text:p>
      <text:p text:style-name="P2"/>
      <text:p text:style-name="P3">NegativeDataPropertyAssertion –<text:span text:style-name="T2"> objekt (Individual) nemůže mít danou property (Literal)</text:span></text:p>
      <text:p text:style-name="P2"/>
      <text:p text:style-name="P3">NegativeObjectPropertyAssertion<text:span text:style-name="T2"> – objekt (Individual) nemůže mít danou property (Individual)</text:span></text:p>
      <text:p text:style-name="P2"/>
      <text:p text:style-name="P3">SelfRestriction - <text:span text:style-name="T2">??</text:span></text:p>
      <text:p text:style-name="P2"/>
      <text:p text:style-name="P2"><text:span text:style-name="T1">Qualified cardiniality – </text:span><text:span text:style-name="T2">restrikce nejen počtem ale i typem (alespoň 2 osoby – </text:span><text:span text:style-name="T1">muži</text:span><text:span text:style-name="T2">) – Jena by</text:span></text:p>
      <text:list text:style-name="L1">
        <text:list-header>
          <text:p text:style-name="P4"><text:tab/><text:tab/><text:tab/> <text:s text:c="5"/>měla umět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"><text:s text:c="15"/>- min/max/exact</text:p>
                          <text:p text:style-name="P4"><text:s text:c="15"/>- OWL API – jak to v něm realizovat?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2"/>
      <text:p text:style-name="P3">Reflexive, Irreflexive, Asymmetric – <text:span text:style-name="T2">(OWL 1 umí jen symmetric a transitive) na property</text:span></text:p>
      <text:p text:style-name="P2"/>
      <text:p text:style-name="P3">DisjointProperty<text:span text:style-name="T2"> – OWL 1 umí Disjoint jen na Class</text:span></text:p>
      <text:p text:style-name="P2"/>
      <text:p text:style-name="P3">PropertyChain – <text:span text:style-name="T2">vytvoření nové property spojením více existujícíh property ??</text:span></text:p>
      <text:p text:style-name="P2"/>
      <text:p text:style-name="P3">HasKey<text:span text:style-name="T2"> – třída může být identifikována prostřednictvím své property (Data/Object) či jejich </text:span></text:p>
      <text:p text:style-name="P2"><text:tab/> <text:s text:c="5"/>výčtem (jako klíč v databázi)</text:p>
      <text:p text:style-name="P2"/>
      <text:p text:style-name="P3">DatatypeRestriction<text:span text:style-name="T2"> – restrikce hodnoty pro DataProperty – omezení MIN/MAX/length</text:span></text:p>
      <text:p text:style-name="P2"><text:tab/><text:tab/><text:tab/> - např. Pro gender – kde je jen M/F lze String omezin na délku 1</text:p>
      <text:p text:style-name="P2"><text:tab/><text:tab/><text:tab/> <text:s text:c="2"/>nebo age pro dospělou osobu omezit na MinInclusive 18</text:p>
      <text:p text:style-name="P2"/>
      <text:p text:style-name="P3">Annotation –<text:span text:style-name="T2"> rozšířené možnosti anotací např. Anotace anotací, AnnotationProperty.... (k čemu?)</text:span></text:p>
      <text:p text:style-name="P2"/>
      <text:p text:style-name="P2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Fildas</meta:initial-creator>
    <meta:creation-date>2011-12-06T16:28:36</meta:creation-date>
    <dc:creator>Fildas</dc:creator>
    <dc:date>2011-12-06T22:35:13</dc:date>
    <dc:language>cs-CZ</dc:language>
    <meta:editing-cycles>3</meta:editing-cycles>
    <meta:editing-duration>PT6H6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8" meta:word-count="146" meta:character-count="1129"/>
  </office:meta>
</office:document-meta>
</file>